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Grafico home</text:p>
      <text:p text:style-name="Standard">%matplotlib inline</text:p>
      <text:p text:style-name="Standard">import matplotlib</text:p>
      <text:p text:style-name="Standard">import matplotlib.pyplot as plt</text:p>
      <text:p text:style-name="Standard">import numpy as np</text:p>
      <text:p text:style-name="Standard"/>
      <text:p text:style-name="Standard">giorni6 = np.linspace(0,10,18,endpoint=True)</text:p>
      <text:p text:style-name="Standard">passeggeri6 = giorni6</text:p>
      <text:p text:style-name="Standard"/>
      <text:p text:style-name="Standard">giorni9 = np.arange(0, 18, 1.)</text:p>
      <text:p text:style-name="Standard">passeggeri9 = giorni9*2+1</text:p>
      <text:p text:style-name="Standard"/>
      <text:p text:style-name="Standard">giorni11 = np.arange(0, 18, 1.)</text:p>
      <text:p text:style-name="Standard">passeggeri11 = giorni11+1</text:p>
      <text:p text:style-name="Standard"/>
      <text:p text:style-name="Standard">fig = plt.figure(figsize=(7,6)) </text:p>
      <text:p text:style-name="Standard">ax = fig.add_subplot(111) </text:p>
      <text:p text:style-name="Standard">ax.plot(giorni6, passeggeri6, 'b-o', label ="Linea 6")</text:p>
      <text:p text:style-name="Standard">ax.plot(giorni9, passeggeri9, "r-o", label='Linea 9')</text:p>
      <text:p text:style-name="Standard">ax.plot(giorni11, passeggeri11, "g-o", label="Linea 11")</text:p>
      <text:p text:style-name="Standard">ax.set_title('Grafico home')</text:p>
      <text:p text:style-name="Standard">ax.set_xlabel('Giorni')</text:p>
      <text:p text:style-name="Standard">ax.set_ylabel('N. passeggeri')</text:p>
      <text:p text:style-name="Standard"/>
      <text:p text:style-name="Standard">plt.grid()</text:p>
      <text:p text:style-name="Standard"><text:soft-page-break/>plt.tight_layout()</text:p>
      <text:p text:style-name="Standard">plt.legend(loc = 'best')</text:p>
      <text:p text:style-name="Standard">plt.show()</text:p>
      <text:p text:style-name="Standard"/>
      <text:p text:style-name="Standard">#Grafico generale</text:p>
      <text:p text:style-name="Standard">N = 3</text:p>
      <text:p text:style-name="Standard">manual = (3,4,6)</text:p>
      <text:p text:style-name="Standard">sensor = (2,1,5)</text:p>
      <text:p text:style-name="Standard"/>
      <text:p text:style-name="Standard">fig = plt.figure(figsize=(7,6))</text:p>
      <text:p text:style-name="Standard">ind = np.arange(N) </text:p>
      <text:p text:style-name="Standard">width = 0.20 <text:s text:c="2"/></text:p>
      <text:p text:style-name="Standard">plt.bar(ind, manual, width, label='Manual')</text:p>
      <text:p text:style-name="Standard">plt.bar(ind + width, sensor, width, label='Sensor')</text:p>
      <text:p text:style-name="Standard">plt.xlabel("Ore (h)")</text:p>
      <text:p text:style-name="Standard">plt.ylabel('N.passeggeri')</text:p>
      <text:p text:style-name="Standard">plt.title('Grafico')</text:p>
      <text:p text:style-name="Standard"/>
      <text:p text:style-name="Standard">plt.xticks(ind + width / 2, ('1', '2', '3', '4', '5',"6","7","8"))</text:p>
      <text:p text:style-name="Standard">plt.legend(loc='best')</text:p>
      <text:p text:style-name="Standard"/>
      <text:p text:style-name="Standard"/>
      <text:p text:style-name="Standard">rects1 = ax.bar(ind, manual, width, color='r', yerr=sensor)</text:p>
      <text:p text:style-name="Standard"/>
      <text:p text:style-name="Standard">def autolabel(rects):</text:p>
      <text:p text:style-name="Standard"><text:s text:c="4"/>for rect in rects:</text:p>
      <text:p text:style-name="Standard"><text:soft-page-break/><text:s text:c="8"/>height = rect.get_height()</text:p>
      <text:p text:style-name="Standard"><text:s text:c="8"/>plt.text(rect.get_x() + width*0.5, 1.02*height, '%d' % int(height), ha='center', va='bottom')</text:p>
      <text:p text:style-name="Standard"><text:s text:c="8"/></text:p>
      <text:p text:style-name="Standard">autolabel(rects1)</text:p>
      <text:p text:style-name="Standard"/>
      <text:p text:style-name="Standard">rects2 = ax.bar(ind, sensor, width, color='r', yerr=sensor)</text:p>
      <text:p text:style-name="Standard"/>
      <text:p text:style-name="Standard">def autolabel(rects):</text:p>
      <text:p text:style-name="Standard"><text:s text:c="4"/>for rect in rects:</text:p>
      <text:p text:style-name="Standard"><text:s text:c="8"/>height = rect.get_height()</text:p>
      <text:p text:style-name="Standard"><text:s text:c="8"/>plt.text(rect.get_x() + width*1.5, 1.02*height, '%d' % int(height), ha='center', va='bottom')</text:p>
      <text:p text:style-name="Standard"><text:s text:c="8"/></text:p>
      <text:p text:style-name="Standard">autolabel(rects2)</text:p>
      <text:p text:style-name="Standard"/>
      <text:p text:style-name="Standard">plt.show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167" meta:character-count="1539" meta:non-whitespace-character-count="1360"/>
    <meta:generator>LibreOfficeDev/6.0.5.2$Linux_X86_64 LibreOffice_project/</meta:generator>
  </office:meta>
</office:document-meta>
</file>